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6pt" officeooo:paragraph-rsid="000ce351" style:font-size-asian="6pt" style:font-size-complex="6pt"/>
    </style:style>
    <style:style style:name="T1" style:family="text">
      <style:text-properties officeooo:rsid="000ce3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define MAX 5</text:p>
      <text:p text:style-name="P1">int top = -1;</text:p>
      <text:p text:style-name="P1">int arr[MAX];</text:p>
      <text:p text:style-name="P1">void push(int val) {</text:p>
      <text:p text:style-name="P1">if (top == MAX - 1) {</text:p>
      <text:p text:style-name="P1">printf("stack full!!\n");</text:p>
      <text:p text:style-name="P1">return;</text:p>
      <text:p text:style-name="P1">} else {</text:p>
      <text:p text:style-name="P1">top = top + 1;</text:p>
      <text:p text:style-name="P1">arr[top] = val;</text:p>
      <text:p text:style-name="P1">return;</text:p>
      <text:p text:style-name="P1">}</text:p>
      <text:p text:style-name="P1">}</text:p>
      <text:p text:style-name="P1">void pop() {</text:p>
      <text:p text:style-name="P1">if (top == -1) {</text:p>
      <text:p text:style-name="P1">printf("stack empty!!\n");</text:p>
      <text:p text:style-name="P2">return;</text:p>
      <text:p text:style-name="P2">} else {</text:p>
      <text:p text:style-name="P1">printf("popped %d\n", arr[top]);</text:p>
      <text:p text:style-name="P1">top = top - 1;</text:p>
      <text:p text:style-name="P1">return;</text:p>
      <text:p text:style-name="P1">}</text:p>
      <text:p text:style-name="P1">}</text:p>
      <text:p text:style-name="P1">void display() {</text:p>
      <text:p text:style-name="P1">if (top == -1) {</text:p>
      <text:p text:style-name="P1">printf("stack empty!!\n");</text:p>
      <text:p text:style-name="P1">return;</text:p>
      <text:p text:style-name="P1">} else {</text:p>
      <text:p text:style-name="P1">printf("begin--&gt;\n");</text:p>
      <text:p text:style-name="P1">for(int i = top; i &gt;= 0; i--) {</text:p>
      <text:p text:style-name="P1">printf("%d\n", arr[i]);</text:p>
      <text:p text:style-name="P1">}</text:p>
      <text:p text:style-name="P1">printf("end--&gt;\n");</text:p>
      <text:p text:style-name="P1">return;</text:p>
      <text:p text:style-name="P1">}</text:p>
      <text:p text:style-name="P2">}</text:p>
      <text:p text:style-name="P2">int main() {</text:p>
      <text:p text:style-name="P1">int opt = 0;</text:p>
      <text:p text:style-name="P1">do {</text:p>
      <text:p text:style-name="P1">printf("1. push\n2. pop\n3. display\n4. exit\n:: ");</text:p>
      <text:p text:style-name="P1">scanf("%d", &amp;opt);</text:p>
      <text:p text:style-name="P1">switch(opt) {</text:p>
      <text:p text:style-name="P1">case 1:</text:p>
      <text:p text:style-name="P1">printf("Enter a value: ");</text:p>
      <text:p text:style-name="P1">int val;</text:p>
      <text:p text:style-name="P1">scanf("%d", &amp;val);</text:p>
      <text:p text:style-name="P1">push(val);</text:p>
      <text:p text:style-name="P1">break;</text:p>
      <text:p text:style-name="P1">case 2:</text:p>
      <text:p text:style-name="P1">pop();</text:p>
      <text:p text:style-name="P1">break;</text:p>
      <text:p text:style-name="P1">case 3:</text:p>
      <text:p text:style-name="P1">display();</text:p>
      <text:p text:style-name="P1">break;</text:p>
      <text:p text:style-name="P2">case 4:</text:p>
      <text:p text:style-name="P2">printf("byee\n");</text:p>
      <text:p text:style-name="P1">break;</text:p>
      <text:p text:style-name="P1">default:</text:p>
      <text:p text:style-name="P1">printf("invalid option\n");</text:p>
      <text:p text:style-name="P1">break;</text:p>
      <text:p text:style-name="P2">}</text:p>
      <text:p text:style-name="P2">} while (opt != 4);</text:p>
      <text:p text:style-name="P1"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#include &lt;stdio.h&gt;</text:p>
      <text:p text:style-name="P1">#include &lt;stdlib.h&gt;</text:p>
      <text:p text:style-name="P1">#include &lt;ctype.h&gt;</text:p>
      <text:p text:style-name="P1">#define MAX 100</text:p>
      <text:p text:style-name="P1">int top = -1;</text:p>
      <text:p text:style-name="P1">char arr_stk[MAX];</text:p>
      <text:p text:style-name="P2">void push(int val) {</text:p>
      <text:p text:style-name="P2">if (top == MAX - 1) {</text:p>
      <text:p text:style-name="P1">printf("stack full!!\n");</text:p>
      <text:p text:style-name="P1">exit(-1);</text:p>
      <text:p text:style-name="P1">} else {</text:p>
      <text:p text:style-name="P1">top = top + 1;</text:p>
      <text:p text:style-name="P1">arr_stk[top] = val;</text:p>
      <text:p text:style-name="P1">return;</text:p>
      <text:p text:style-name="P1">}</text:p>
      <text:p text:style-name="P1">}</text:p>
      <text:p text:style-name="P1">nt pop() {</text:p>
      <text:p text:style-name="P1">if (top == -1) {</text:p>
      <text:p text:style-name="P1">printf("stack empty!!\n");</text:p>
      <text:p text:style-name="P1">exit(-1);</text:p>
      <text:p text:style-name="P1">} else {</text:p>
      <text:p text:style-name="P1">return arr_stk[top--];</text:p>
      <text:p text:style-name="P1">}</text:p>
      <text:p text:style-name="P1">}</text:p>
      <text:p text:style-name="P1">int isEmpty() {</text:p>
      <text:p text:style-name="P1">if (top == -1)</text:p>
      <text:p text:style-name="P1">return 1;</text:p>
      <text:p text:style-name="P1">else </text:p>
      <text:p text:style-name="P1">return 0;</text:p>
      <text:p text:style-name="P1">}</text:p>
      <text:p text:style-name="P1">int returnTop() {</text:p>
      <text:p text:style-name="P1">if (top == -1) {</text:p>
      <text:p text:style-name="P1">printf("return top: stack empty!\n");</text:p>
      <text:p text:style-name="P1">exit(-1);</text:p>
      <text:p text:style-name="P1">} else</text:p>
      <text:p text:style-name="P1">return arr_stk[top];</text:p>
      <text:p text:style-name="P1">}</text:p>
      <text:p text:style-name="P1">int precedence(char focus_element) {</text:p>
      <text:p text:style-name="P1"><text:s/>switch (focus_element) {</text:p>
      <text:p text:style-name="P1"><text:s text:c="2"/>case '*':</text:p>
      <text:p text:style-name="P1"><text:s text:c="2"/>case '/':</text:p>
      <text:p text:style-name="P1"><text:s text:c="3"/>return 2;</text:p>
      <text:p text:style-name="P1"><text:s text:c="2"/>case '+':</text:p>
      <text:p text:style-name="P1"><text:s text:c="2"/>case '-':</text:p>
      <text:p text:style-name="P1"><text:s text:c="2"/>return 1;</text:p>
      <text:p text:style-name="P1"><text:s text:c="2"/>case '^':</text:p>
      <text:p text:style-name="P1"><text:s text:c="2"/>return 3;</text:p>
      <text:p text:style-name="P1"><text:s text:c="2"/>}</text:p>
      <text:p text:style-name="P1"><text:s text:c="2"/>return -1;</text:p>
      <text:p text:style-name="P1">}</text:p>
      <text:p text:style-name="P2">char * infix_to_postfix(char *exp) {</text:p>
      <text:p text:style-name="P2"><text:s/>char *ret_array = (char *) malloc(sizeof(char) * 100);</text:p>
      <text:p text:style-name="P1"><text:s text:c="2"/>int ret_arr_pos = -1;</text:p>
      <text:p text:style-name="P1"><text:s text:c="2"/>//stack *stackhol = newStack();</text:p>
      <text:p text:style-name="P1"><text:s text:c="2"/>for (int i = 0; exp[i]; i++) {</text:p>
      <text:p text:style-name="P1"><text:s text:c="4"/>if (isalpha(exp[i]))</text:p>
      <text:p text:style-name="P1"><text:s text:c="6"/>ret_array[++ret_arr_pos] = exp[i];</text:p>
      <text:p text:style-name="P1"><text:s text:c="4"/>else if (exp[i] == '(') {</text:p>
      <text:p text:style-name="P1"><text:s text:c="6"/>push(exp[i]);</text:p>
      <text:p text:style-name="P1"><text:s text:c="4"/>}</text:p>
      <text:p text:style-name="P1"><text:s text:c="4"/>else if (exp[i] == ')') {</text:p>
      <text:p text:style-name="P1"><text:s text:c="6"/>while (!isEmpty() &amp;&amp; returnTop() != '(')</text:p>
      <text:p text:style-name="P1"><text:s text:c="8"/>ret_array[++ret_arr_pos] = pop();</text:p>
      <text:p text:style-name="P1"><text:s text:c="6"/>pop();</text:p>
      <text:p text:style-name="P1"><text:s text:c="4"/>}</text:p>
      <text:p text:style-name="P1"><text:s text:c="4"/>else {</text:p>
      <text:p text:style-name="P1"><text:s text:c="6"/>while (!isEmpty() &amp;&amp; precedence(exp[i]) &lt;= precedence(returnTop())) {</text:p>
      <text:p text:style-name="P1"><text:s text:c="8"/>ret_array[++ret_arr_pos] = pop();</text:p>
      <text:p text:style-name="P1"><text:s text:c="6"/>}</text:p>
      <text:p text:style-name="P1"><text:s text:c="6"/>push(exp[i]);</text:p>
      <text:p text:style-name="P1"><text:s text:c="4"/>}</text:p>
      <text:p text:style-name="P1"><text:s text:c="2"/>}</text:p>
      <text:p text:style-name="P1"><text:s text:c="2"/>while (!isEmpty())</text:p>
      <text:p text:style-name="P1"><text:s text:c="4"/>ret_array[++ret_arr_pos] = pop();</text:p>
      <text:p text:style-name="P1"><text:s text:c="2"/>ret_array[++ret_arr_pos] = '\0';</text:p>
      <text:p text:style-name="P1"><text:s text:c="2"/>return ret_array;</text:p>
      <text:p text:style-name="P1">}</text:p>
      <text:p text:style-name="P1"/>
      <text:p text:style-name="P1">int main() {</text:p>
      <text:p text:style-name="P1"><text:s text:c="2"/>char hold[100];</text:p>
      <text:p text:style-name="P1"><text:s text:c="2"/>fgets(hold, 100, stdin);</text:p>
      <text:p text:style-name="P1"><text:s text:c="2"/>fputs(infix_to_postfix(hold), stdout);</text:p>
      <text:p text:style-name="P1"><text:s text:c="2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#include &lt;stdio.h&gt;</text:p>
      <text:p text:style-name="P1">#include &lt;stdlib.h&gt;</text:p>
      <text:p text:style-name="P1">#include &lt;time.h&gt;</text:p>
      <text:p text:style-name="P1">#define MAX 10</text:p>
      <text:p text:style-name="P1">void swap(int *a, int *b) {</text:p>
      <text:p text:style-name="P1">int temp = *a;</text:p>
      <text:p text:style-name="P1">*a = *b;</text:p>
      <text:p text:style-name="P1">*b = temp;</text:p>
      <text:p text:style-name="P1">}</text:p>
      <text:p text:style-name="P1">void printarray(int *arr, int max) {</text:p>
      <text:p text:style-name="P1">printf("printing array: [ ");</text:p>
      <text:p text:style-name="P1">for (int i = 0; i &lt; max; i++) {</text:p>
      <text:p text:style-name="P1">printf("%d ", arr[i]);</text:p>
      <text:p text:style-name="P1">}</text:p>
      <text:p text:style-name="P1">printf(" ]\n");</text:p>
      <text:p text:style-name="P1">}</text:p>
      <text:p text:style-name="P1">int partition(int *arr, int lo, int hi) {</text:p>
      <text:p text:style-name="P2">int i = lo - 1;</text:p>
      <text:p text:style-name="P2">int pivot = arr[hi];</text:p>
      <text:p text:style-name="P1">for (int j = lo; j &lt; hi; j++) {</text:p>
      <text:p text:style-name="P1">if (arr[j] &lt; pivot) {</text:p>
      <text:p text:style-name="P1">i++;</text:p>
      <text:p text:style-name="P1">swap(&amp;arr[i], &amp;arr[j]);</text:p>
      <text:p text:style-name="P1">}</text:p>
      <text:p text:style-name="P1">}</text:p>
      <text:p text:style-name="P1">i++;</text:p>
      <text:p text:style-name="P1">swap(&amp;arr[i], &amp;arr[hi]);</text:p>
      <text:p text:style-name="P1">return i;</text:p>
      <text:p text:style-name="P1">}</text:p>
      <text:p text:style-name="P1">void quicksort(int *arr, int lo, int hi) {</text:p>
      <text:p text:style-name="P1">if (lo &lt; hi) {</text:p>
      <text:p text:style-name="P1">int pivot = partition(arr, lo, hi);</text:p>
      <text:p text:style-name="P1">quicksort(arr, lo, pivot - 1);</text:p>
      <text:p text:style-name="P1">quicksort(arr, pivot + 1, hi);</text:p>
      <text:p text:style-name="P1">}</text:p>
      <text:p text:style-name="P1">}</text:p>
      <text:p text:style-name="P1"><text:span text:style-name="T1">i</text:span>nt main() {</text:p>
      <text:p text:style-name="P1">srand(time(0));</text:p>
      <text:p text:style-name="P1">int upper = 100, lower = 0;</text:p>
      <text:p text:style-name="P1">int arr[MAX];</text:p>
      <text:p text:style-name="P1">for (int i = 0; i &lt; MAX; i++) {</text:p>
      <text:p text:style-name="P1">arr[i] = (rand() % (upper - lower + 1)) + lower;</text:p>
      <text:p text:style-name="P1">}</text:p>
      <text:p text:style-name="P1">printarray(arr, MAX);</text:p>
      <text:p text:style-name="P1">quicksort(arr, 0, MAX - 1);</text:p>
      <text:p text:style-name="P1">printarray(arr, MAX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include&lt;stdio.h&gt; <text:s text:c="181"/></text:p>
      <text:p text:style-name="P1">#include&lt;stdlib.h&gt;</text:p>
      <text:p text:style-name="P1">struct node</text:p>
      <text:p text:style-name="P1">{</text:p>
      <text:p text:style-name="P1">struct node *prev;</text:p>
      <text:p text:style-name="P1">struct node *next;</text:p>
      <text:p text:style-name="P1">int data;</text:p>
      <text:p text:style-name="P1">};</text:p>
      <text:p text:style-name="P1">struct node *head;</text:p>
      <text:p text:style-name="P1">void insertion_beginning();</text:p>
      <text:p text:style-name="P1">void deletion_beginning();</text:p>
      <text:p text:style-name="P1">void display();</text:p>
      <text:p text:style-name="P1">void search();</text:p>
      <text:p text:style-name="P1">void main ()</text:p>
      <text:p text:style-name="P1">{</text:p>
      <text:p text:style-name="P1">int choice =0;</text:p>
      <text:p text:style-name="P1">for(;;)</text:p>
      <text:p text:style-name="P1">{</text:p>
      <text:p text:style-name="P1">printf("\n*********Main Menu*********\n");</text:p>
      <text:p text:style-name="P1">printf("\nChoose one option from the following list ...\n");</text:p>
      <text:p text:style-name="P1">printf("\n===============================================\n");</text:p>
      <text:p text:style-name="P1">printf("\n1.Insert in begining\n2.Delete from Beginning\n");</text:p>
      <text:p text:style-name="P1">printf("3.Search\n4.Show\n5.Exit\n");</text:p>
      <text:p text:style-name="P1">printf("\nEnter your choice?\n");</text:p>
      <text:p text:style-name="P1">scanf("\n%d",&amp;choice);</text:p>
      <text:p text:style-name="P1">switch(choice)</text:p>
      <text:p text:style-name="P1">{</text:p>
      <text:p text:style-name="P1">case 1:</text:p>
      <text:p text:style-name="P1">insertion_beginning();</text:p>
      <text:p text:style-name="P1">break;</text:p>
      <text:p text:style-name="P1">case 2:</text:p>
      <text:p text:style-name="P1">deletion_beginning();</text:p>
      <text:p text:style-name="P1">break;</text:p>
      <text:p text:style-name="P1">case 3:</text:p>
      <text:p text:style-name="P1">search();</text:p>
      <text:p text:style-name="P1">break;</text:p>
      <text:p text:style-name="P1">case 4:</text:p>
      <text:p text:style-name="P1">display();</text:p>
      <text:p text:style-name="P1">break;</text:p>
      <text:p text:style-name="P1">case 5:</text:p>
      <text:p text:style-name="P1">exit(0);</text:p>
      <text:p text:style-name="P1">break;</text:p>
      <text:p text:style-name="P1">default:</text:p>
      <text:p text:style-name="P1">printf("Please enter valid choice..");</text:p>
      <text:p text:style-name="P1">}</text:p>
      <text:p text:style-name="P1">}</text:p>
      <text:p text:style-name="P1">}</text:p>
      <text:p text:style-name="P1">void insertion_beginning()</text:p>
      <text:p text:style-name="P1">{struct node *ptr;</text:p>
      <text:p text:style-name="P1">int item;</text:p>
      <text:p text:style-name="P1">ptr = (struct node *)malloc(sizeof(struct node));</text:p>
      <text:p text:style-name="P1">if(ptr == NULL)</text:p>
      <text:p text:style-name="P1">{</text:p>
      <text:p text:style-name="P1">printf("\nOVERFLOW");</text:p>
      <text:p text:style-name="P1">}</text:p>
      <text:p text:style-name="P1">else</text:p>
      <text:p text:style-name="P1">{</text:p>
      <text:p text:style-name="P1">printf("\nEnter Item value");</text:p>
      <text:p text:style-name="P1">scanf("%d",&amp;item);</text:p>
      <text:p text:style-name="P1">if(head==NULL)</text:p>
      <text:p text:style-name="P1">{</text:p>
      <text:p text:style-name="P1">ptr-&gt;next = NULL;</text:p>
      <text:p text:style-name="P1">ptr-&gt;prev=NULL;</text:p>
      <text:p text:style-name="P1">ptr-&gt;data=item;</text:p>
      <text:p text:style-name="P1">head=ptr;</text:p>
      <text:p text:style-name="P1">}</text:p>
      <text:p text:style-name="P1">else</text:p>
      <text:p text:style-name="P1">{</text:p>
      <text:p text:style-name="P1">ptr-&gt;data=item;</text:p>
      <text:p text:style-name="P1">ptr-&gt;prev=NULL;</text:p>
      <text:p text:style-name="P1">ptr-&gt;next = head;</text:p>
      <text:p text:style-name="P1">head-&gt;prev=ptr;</text:p>
      <text:p text:style-name="P1">head=ptr;</text:p>
      <text:p text:style-name="P1">}</text:p>
      <text:p text:style-name="P1">printf("\nNode inserted\n");</text:p>
      <text:p text:style-name="P1">}</text:p>
      <text:p text:style-name="P1">}</text:p>
      <text:p text:style-name="P1">void deletion_beginning()</text:p>
      <text:p text:style-name="P1">{</text:p>
      <text:p text:style-name="P1">struct node *ptr;</text:p>
      <text:p text:style-name="P1">if(head == NULL)</text:p>
      <text:p text:style-name="P1">{</text:p>
      <text:p text:style-name="P1">printf("\n UNDERFLOW");</text:p>
      <text:p text:style-name="P1">}</text:p>
      <text:p text:style-name="P1">else if(head-&gt;next == NULL)</text:p>
      <text:p text:style-name="P1">{</text:p>
      <text:p text:style-name="P1">head = NULL;</text:p>
      <text:p text:style-name="P1">free(head);</text:p>
      <text:p text:style-name="P1">printf("\nnode deleted\n");</text:p>
      <text:p text:style-name="P1">}</text:p>
      <text:p text:style-name="P1">else</text:p>
      <text:p text:style-name="P1">{</text:p>
      <text:p text:style-name="P1">ptr = head;</text:p>
      <text:p text:style-name="P1">head = head -&gt; next;</text:p>
      <text:p text:style-name="P1">head -&gt; prev = NULL;</text:p>
      <text:p text:style-name="P1">free(ptr);</text:p>
      <text:p text:style-name="P1">printf("\nnode deleted\n");</text:p>
      <text:p text:style-name="P1">}</text:p>
      <text:p text:style-name="P1">}void display()</text:p>
      <text:p text:style-name="P1">{</text:p>
      <text:p text:style-name="P1">struct node *ptr;</text:p>
      <text:p text:style-name="P1">printf("\n printing values...\n");</text:p>
      <text:p text:style-name="P1">ptr = head;</text:p>
      <text:p text:style-name="P1">while(ptr != NULL)</text:p>
      <text:p text:style-name="P1"><text:soft-page-break/>{</text:p>
      <text:p text:style-name="P1">printf("%d\n",ptr-&gt;data);</text:p>
      <text:p text:style-name="P1">ptr=ptr-&gt;next;</text:p>
      <text:p text:style-name="P1">}</text:p>
      <text:p text:style-name="P1">}</text:p>
      <text:p text:style-name="P1">void search()</text:p>
      <text:p text:style-name="P1">{</text:p>
      <text:p text:style-name="P1">struct node *ptr;</text:p>
      <text:p text:style-name="P1">int item,i=0,flag;</text:p>
      <text:p text:style-name="P1">ptr = head;</text:p>
      <text:p text:style-name="P1">if(ptr == NULL)</text:p>
      <text:p text:style-name="P1">{</text:p>
      <text:p text:style-name="P1">printf("\nEmpty List\n");</text:p>
      <text:p text:style-name="P1">}</text:p>
      <text:p text:style-name="P1">else</text:p>
      <text:p text:style-name="P1">{</text:p>
      <text:p text:style-name="P1">printf("\nEnter item which you want to search?\n");</text:p>
      <text:p text:style-name="P1">scanf("%d",&amp;item);</text:p>
      <text:p text:style-name="P1">while (ptr!=NULL)</text:p>
      <text:p text:style-name="P1">{</text:p>
      <text:p text:style-name="P1">if(ptr-&gt;data == item)</text:p>
      <text:p text:style-name="P1">{</text:p>
      <text:p text:style-name="P1">printf("\nitem found at location %d ",i+1);</text:p>
      <text:p text:style-name="P1">flag=0;</text:p>
      <text:p text:style-name="P1">break;</text:p>
      <text:p text:style-name="P1">}</text:p>
      <text:p text:style-name="P1">else</text:p>
      <text:p text:style-name="P1">{</text:p>
      <text:p text:style-name="P1">flag=1;</text:p>
      <text:p text:style-name="P1">}</text:p>
      <text:p text:style-name="P1">i++;</text:p>
      <text:p text:style-name="P1">ptr = ptr -&gt; next;</text:p>
      <text:p text:style-name="P1">}</text:p>
      <text:p text:style-name="P1">if(flag==1)</text:p>
      <text:p text:style-name="P1">{</text:p>
      <text:p text:style-name="P1">printf("\nItem not found\n");</text:p>
      <text:p text:style-name="P1">}</text:p>
      <text:p text:style-name="P1"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#include&lt;stdio.h&gt;</text:p>
      <text:p text:style-name="P1">#include&lt;stdlib.h&gt;</text:p>
      <text:p text:style-name="P1">struct node</text:p>
      <text:p text:style-name="P1">{</text:p>
      <text:p text:style-name="P1">int data;</text:p>
      <text:p text:style-name="P1">struct node *link;</text:p>
      <text:p text:style-name="P1">};</text:p>
      <text:p text:style-name="P1">typedef struct node *NODE;</text:p>
      <text:p text:style-name="P1">NODE getnode()</text:p>
      <text:p text:style-name="P1">{</text:p>
      <text:p text:style-name="P1">NODE x;</text:p>
      <text:p text:style-name="P1">x=(NODE) malloc(sizeof(struct node));</text:p>
      <text:p text:style-name="P1">if(x==NULL)</text:p>
      <text:p text:style-name="P1">{</text:p>
      <text:p text:style-name="P1">printf("no memory in heap");</text:p>
      <text:p text:style-name="P1">exit(0);</text:p>
      <text:p text:style-name="P1">}</text:p>
      <text:p text:style-name="P1">return x;</text:p>
      <text:p text:style-name="P1">}</text:p>
      <text:p text:style-name="P1">NODE insert_front(int item, NODE start)</text:p>
      <text:p text:style-name="P1">{</text:p>
      <text:p text:style-name="P1">NODE temp;</text:p>
      <text:p text:style-name="P1">temp = getnode();</text:p>
      <text:p text:style-name="P1">temp-&gt;data=item;</text:p>
      <text:p text:style-name="P1">temp-&gt;link=start;</text:p>
      <text:p text:style-name="P1">return temp;</text:p>
      <text:p text:style-name="P1">}</text:p>
      <text:p text:style-name="P1">NODE delete_front(NODE start)</text:p>
      <text:p text:style-name="P1">{</text:p>
      <text:p text:style-name="P1">NODE temp;</text:p>
      <text:p text:style-name="P1">if(start==NULL)</text:p>
      <text:p text:style-name="P1">{</text:p>
      <text:p text:style-name="P1">printf("no element to delete\n");</text:p>
      <text:p text:style-name="P1">return start;</text:p>
      <text:p text:style-name="P1">}temp=start;</text:p>
      <text:p text:style-name="P1">printf("Deleted item=%d", temp-&gt;data);</text:p>
      <text:p text:style-name="P1">start=start-&gt;link;</text:p>
      <text:p text:style-name="P1">free(temp);</text:p>
      <text:p text:style-name="P1">return start;</text:p>
      <text:p text:style-name="P1">}</text:p>
      <text:p text:style-name="P1">NODE insert_rear(int item, NODE start)</text:p>
      <text:p text:style-name="P1">{</text:p>
      <text:p text:style-name="P1">NODE temp, cur;</text:p>
      <text:p text:style-name="P1">temp=getnode();</text:p>
      <text:p text:style-name="P1">temp-&gt;data=item;</text:p>
      <text:p text:style-name="P1">temp-&gt;link=NULL;</text:p>
      <text:p text:style-name="P1">if (start==NULL)</text:p>
      <text:p text:style-name="P1">return temp;</text:p>
      <text:p text:style-name="P1">cur=start;</text:p>
      <text:p text:style-name="P1">while(cur-&gt;link!=NULL)</text:p>
      <text:p text:style-name="P1">cur=cur-&gt;link;</text:p>
      <text:p text:style-name="P1">cur-&gt;link=temp;</text:p>
      <text:p text:style-name="P1">return start;</text:p>
      <text:p text:style-name="P1">}void display(NODE start)</text:p>
      <text:p text:style-name="P1">{</text:p>
      <text:p text:style-name="P1">NODE temp;</text:p>
      <text:p text:style-name="P1">if(start==NULL)</text:p>
      <text:p text:style-name="P1">{</text:p>
      <text:p text:style-name="P1">printf("No element to display\n");</text:p>
      <text:p text:style-name="P1">return ;</text:p>
      <text:p text:style-name="P1">}</text:p>
      <text:p text:style-name="P1">printf("The contents of list:\n");</text:p>
      <text:p text:style-name="P1">temp=start;</text:p>
      <text:p text:style-name="P1">while(temp!=NULL)</text:p>
      <text:p text:style-name="P1">{</text:p>
      <text:p text:style-name="P1">printf("%d\n", temp-&gt;data);</text:p>
      <text:p text:style-name="P1">temp=temp-&gt;link;</text:p>
      <text:p text:style-name="P1">}</text:p>
      <text:p text:style-name="P1">}NODE delete_rear(NODE start)</text:p>
      <text:p text:style-name="P1">{</text:p>
      <text:p text:style-name="P1">NODE prev, cur;</text:p>
      <text:p text:style-name="P1">if(start==NULL)</text:p>
      <text:p text:style-name="P1">{</text:p>
      <text:p text:style-name="P1">printf("no element to delete\n");</text:p>
      <text:p text:style-name="P1">return start;</text:p>
      <text:p text:style-name="P1">}</text:p>
      <text:p text:style-name="P1">if(start-&gt;link==NULL)</text:p>
      <text:p text:style-name="P1">{</text:p>
      <text:p text:style-name="P1">printf("\nDeleted element is%d", start-&gt;data);</text:p>
      <text:p text:style-name="P1">free(start);</text:p>
      <text:p text:style-name="P1">return NULL;</text:p>
      <text:p text:style-name="P1">}</text:p>
      <text:p text:style-name="P1">prev=NULL;</text:p>
      <text:p text:style-name="P1">cur=start;</text:p>
      <text:p text:style-name="P1">while(cur-&gt;link!=NULL)</text:p>
      <text:p text:style-name="P1">{</text:p>
      <text:p text:style-name="P1">prev=cur;</text:p>
      <text:p text:style-name="P1">cur=cur-&gt;link;</text:p>
      <text:p text:style-name="P1">}</text:p>
      <text:p text:style-name="P1">printf("\nDeleted element is %d", cur-&gt;data);</text:p>
      <text:p text:style-name="P1">free(cur);</text:p>
      <text:p text:style-name="P1">prev-&gt;link=NULL;</text:p>
      <text:p text:style-name="P1">return start;</text:p>
      <text:p text:style-name="P1">}</text:p>
      <text:p text:style-name="P1">void main()</text:p>
      <text:p text:style-name="P1">{</text:p>
      <text:p text:style-name="P1">int opt, item;</text:p>
      <text:p text:style-name="P1">NODE start=NULL;</text:p>
      <text:p text:style-name="P1">for(;;)</text:p>
      <text:p text:style-name="P1">{</text:p>
      <text:p text:style-name="P1">printf("1.Insert Front\n 2.Insert Rear\n 3. Display\n”");</text:p>
      <text:p text:style-name="P1">printf("4.Delete Front\n 5.Delete Rear\n");</text:p>
      <text:p text:style-name="P1"><text:soft-page-break/>printf("enter your option:");</text:p>
      <text:p text:style-name="P1">scanf("%d",&amp;opt);</text:p>
      <text:p text:style-name="P1">switch(opt)</text:p>
      <text:p text:style-name="P1">{</text:p>
      <text:p text:style-name="P1">case 1: printf("\nenter item");scanf("%d",&amp;item);</text:p>
      <text:p text:style-name="P1">start=insert_front(item,start);</text:p>
      <text:p text:style-name="P1">break;</text:p>
      <text:p text:style-name="P1">case 2: printf("\nenter item");scanf("%d",&amp;item);</text:p>
      <text:p text:style-name="P1">start=insert_rear(item,start);</text:p>
      <text:p text:style-name="P1">break;</text:p>
      <text:p text:style-name="P1">case 3: display(start);</text:p>
      <text:p text:style-name="P1">break;</text:p>
      <text:p text:style-name="P1">case 4: start=delete_front(start);</text:p>
      <text:p text:style-name="P1">break;</text:p>
      <text:p text:style-name="P1">case 5: start=delete_rear(start);</text:p>
      <text:p text:style-name="P1">break;</text:p>
      <text:p text:style-name="P1">default: exit(0);</text:p>
      <text:p text:style-name="P1">}</text:p>
      <text:p text:style-name="P1"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include&lt;stdio.h&gt;</text:p>
      <text:p text:style-name="P1">#include&lt;stdlib.h&gt;</text:p>
      <text:p text:style-name="P1">#define MAX 3</text:p>
      <text:p text:style-name="P1">void insert(int q[], int *f, int *r, int item)</text:p>
      <text:p text:style-name="P1">{</text:p>
      <text:p text:style-name="P1">if(*f==(*r+1)%MAX)</text:p>
      <text:p text:style-name="P1">{</text:p>
      <text:p text:style-name="P1">printf("\nQueue overflow");</text:p>
      <text:p text:style-name="P1">return;</text:p>
      <text:p text:style-name="P1">}</text:p>
      <text:p text:style-name="P1">*r=(*r+1)%MAX;</text:p>
      <text:p text:style-name="P1">q[*r]=item;</text:p>
      <text:p text:style-name="P1">if(*f==-1)</text:p>
      <text:p text:style-name="P1">(*f)++;</text:p>
      <text:p text:style-name="P1">}</text:p>
      <text:p text:style-name="P1">void del(int q[], int *f, int *r)</text:p>
      <text:p text:style-name="P1">{</text:p>
      <text:p text:style-name="P1">if(*f==-1 )</text:p>
      <text:p text:style-name="P1">{</text:p>
      <text:p text:style-name="P1">printf("\nQueue underflow");</text:p>
      <text:p text:style-name="P1">return;</text:p>
      <text:p text:style-name="P1">}</text:p>
      <text:p text:style-name="P1">printf("\nDeleted element is %d", q[*f]);</text:p>
      <text:p text:style-name="P1">if(*f==*r)</text:p>
      <text:p text:style-name="P1">*f=*r=-1;</text:p>
      <text:p text:style-name="P1">else</text:p>
      <text:p text:style-name="P1">*f=(*f+1)%MAX;</text:p>
      <text:p text:style-name="P1">}</text:p>
      <text:p text:style-name="P1">void disp(int q[], int *f, int *r){</text:p>
      <text:p text:style-name="P1">int i;</text:p>
      <text:p text:style-name="P1">if(*f==-1)</text:p>
      <text:p text:style-name="P1">{</text:p>
      <text:p text:style-name="P1">printf("\nNo elements to display!!");</text:p>
      <text:p text:style-name="P1">return;</text:p>
      <text:p text:style-name="P1">}</text:p>
      <text:p text:style-name="P1">printf("\n Contents of queue:\n");</text:p>
      <text:p text:style-name="P1">if(*f&gt;*r)</text:p>
      <text:p text:style-name="P1">{</text:p>
      <text:p text:style-name="P1">for(i=*f;i&lt;MAX;i++)</text:p>
      <text:p text:style-name="P1">printf("%d\t",q[i]);</text:p>
      <text:p text:style-name="P1">for(i=0;i&lt;=*r;i++)</text:p>
      <text:p text:style-name="P1">printf("%d\t", q[i]);</text:p>
      <text:p text:style-name="P1">}</text:p>
      <text:p text:style-name="P1">else</text:p>
      <text:p text:style-name="P1">{</text:p>
      <text:p text:style-name="P1">for(i=*f;i&lt;=*r;i++)</text:p>
      <text:p text:style-name="P1">printf("%d\t",q[i]);</text:p>
      <text:p text:style-name="P1">}</text:p>
      <text:p text:style-name="P1">}</text:p>
      <text:p text:style-name="P1">void main()</text:p>
      <text:p text:style-name="P1">{ int q[10], f=-1, r=-1,item, opt;</text:p>
      <text:p text:style-name="P1">for(;;)</text:p>
      <text:p text:style-name="P1">{ printf("\n*****Circular Queue operations*****");</text:p>
      <text:p text:style-name="P1">printf("\n1.Insert\n 2.Delete\n 3.Display \n 4.Exit");</text:p>
      <text:p text:style-name="P1">printf("\nEnter your option: ");</text:p>
      <text:p text:style-name="P1">scanf("%d",&amp;opt);</text:p>
      <text:p text:style-name="P1">switch(opt)</text:p>
      <text:p text:style-name="P1">{</text:p>
      <text:p text:style-name="P1">case 1: printf("\nEnter item to be inserted:");scanf("%d",&amp;item);</text:p>
      <text:p text:style-name="P1">insert(q,&amp;f,&amp;r,item);</text:p>
      <text:p text:style-name="P1">break;</text:p>
      <text:p text:style-name="P1">case 2: del(q, &amp;f, &amp;r);</text:p>
      <text:p text:style-name="P1">break;</text:p>
      <text:p text:style-name="P1">case 3: disp(q, &amp;f,&amp;r);</text:p>
      <text:p text:style-name="P1">break;</text:p>
      <text:p text:style-name="P1">case 4:</text:p>
      <text:p text:style-name="P1">default:exit(0);</text:p>
      <text:p text:style-name="P1">}</text:p>
      <text:p text:style-name="P1">}</text:p>
      <text:p text:style-name="P1">}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6T20:56:13.399361176</meta:creation-date>
    <dc:date>2022-01-26T21:12:09.779232993</dc:date>
    <meta:editing-duration>PT4M16S</meta:editing-duration>
    <meta:editing-cycles>1</meta:editing-cycles>
    <meta:document-statistic meta:table-count="0" meta:image-count="0" meta:object-count="0" meta:page-count="8" meta:paragraph-count="530" meta:word-count="1162" meta:character-count="7935" meta:non-whitespace-character-count="6989"/>
    <meta:generator>LibreOffice/6.0.7.3$Linux_X86_64 LibreOffice_project/00m0$Build-3</meta:generator>
  </office:meta>
</office:document-meta>
</file>